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70716194901719596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48572499111521061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03290415865704289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6443454217683939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58575414708004621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506478969338878215"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343148878507438492"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50458867167621742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585770" text:continue-list="list6343148878507438492"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29866083641968295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59193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59072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59882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605352"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606271"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41884045853550170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25178100076841712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65174027961294265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612830"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4167789096740699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67638667570161458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935101261319914241" text:style-name="L15">
        <text:list-item>
          <text:list>
            <text:list-header>
              <text:p text:style-name="P183">1.5 miles averaging about 9:40/mile and rest 1 min</text:p>
            </text:list-header>
          </text:list>
        </text:list-item>
      </text:list>
      <text:p text:style-name="P24">1 mile in 8:26 and rest 2 min</text:p>
      <text:list xml:id="list581786631210165584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417362033597121447"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599078"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65583770239573839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3018225390911959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36194864470210982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604807" text:continue-list="list5830182253909119594" text:style-name="L19">
        <text:list-item>
          <text:list>
            <text:list-header>
              <text:p text:style-name="P187">(Pace*HR)=1240</text:p>
            </text:list-header>
          </text:list>
        </text:list-item>
      </text:list>
      <text:list xml:id="list33602239" text:continue-list="list4655837702395738397" text:style-name="L18">
        <text:list-item>
          <text:list>
            <text:list-header>
              <text:p text:style-name="P186">2 miles at 10:46/mile Ave HR= 121 bpm and rest a few minutes</text:p>
            </text:list-header>
          </text:list>
        </text:list-item>
      </text:list>
      <text:list xml:id="list33596674" text:continue-list="list3360480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361060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17406297528228973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17572234295459162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042239739968206255"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110721987427423857"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84173103739076434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05684138897442339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3590188"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59749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41262950649392694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64443568559879172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645494124659785338"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10339145848231535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0780297582953386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417158977927915976" text:style-name="L32">
        <text:list-item>
          <text:list>
            <text:list-header>
              <text:p text:style-name="P197">0.25 miles in 2:54</text:p>
              <text:p text:style-name="P197">1 mile in 9:21 going faster as I ran and ending at around 8:30 pace</text:p>
            </text:list-header>
          </text:list>
        </text:list-item>
      </text:list>
      <text:list xml:id="list200077952275304705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9853480478013703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12908098713649194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728352386590438161"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70647023852679873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58373394013006488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5T13:34:12.42</dc:date>
    <dc:creator>James Lombardi</dc:creator>
    <meta:editing-duration>P28DT16H34M56S</meta:editing-duration>
    <meta:editing-cycles>2119</meta:editing-cycles>
    <meta:generator>OpenOffice/4.1.2$Win32 OpenOffice.org_project/412m3$Build-9782</meta:generator>
    <meta:document-statistic meta:table-count="0" meta:image-count="9" meta:object-count="0" meta:page-count="210" meta:paragraph-count="6122" meta:word-count="66217" meta:character-count="339166"/>
  </office:meta>
</office:document-meta>
</file>